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in Blick ist vom vorübergehn der Frauen</text:p>
      <text:p text:style-name="Standard">so müd geworden, dass er nichts mehr hält.</text:p>
      <text:p text:style-name="Standard">Ihm ist, als tät er Tausend Frauen trauen, </text:p>
      <text:p text:style-name="Standard">doch keine hätte jemals ihn erwählt,</text:p>
      <text:p text:style-name="Standard">nicht abgeholt und nicht bestellt.</text:p>
      <text:p text:style-name="Standard"/>
      <text:p text:style-name="Standard">So steht der Priester einsam vorm Altar</text:p>
      <text:p text:style-name="Standard">einsam, wenn auch doch nicht ganz allein</text:p>
      <text:p text:style-name="Standard">denn vor ihm steht erwartungsvoll ein Paar</text:p>
      <text:p text:style-name="Standard">erinnert ihn an seine eigne Pein</text:p>
      <text:p text:style-name="Standard">wies nie sein wird und nie war</text:p>
      <text:p text:style-name="Standard"/>
      <text:p text:style-name="Standard">Ave Maria, du holdes Weib</text:p>
      <text:p text:style-name="Standard">Gott erlöse meine heilige Wurst</text:p>
      <text:p text:style-name="Standard">Ave Maria, in Ewigkeit</text:p>
      <text:p text:style-name="Standard">holde Jungfrau lösche meinen Liebesdurst</text:p>
      <text:p text:style-name="Standard"/>
      <text:p text:style-name="Standard">wie lang hat er gehofft, wie lang gebangt</text:p>
      <text:p text:style-name="Standard">dass irgendjemand ihn nur mit dem Arsch ansieht</text:p>
      <text:p text:style-name="Standard">jeder Tag, jeder Nichtblick macht ihn nur weiter krank</text:p>
      <text:p text:style-name="Standard">ob sich jemand erinnern wird, wie er aussieht,</text:p>
      <text:p text:style-name="Standard">was ein Lichtblick, wenn dich jemand für ihn auszieht</text:p>
      <text:p text:style-name="Standard"/>
      <text:p text:style-name="Standard">Ave Maria, du holdes Weib</text:p>
      <text:p text:style-name="Standard">Gott erlöse meine heilige Wurst</text:p>
      <text:p text:style-name="Standard">Ave Maria, in Ewigkeit</text:p>
      <text:p text:style-name="Standard">holde Jungfrau, lösche meinen Liebesdurst (2x)</text:p>
      <text:p text:style-name="Standard"/>
      <text:p text:style-name="Standard"><text:tab/>Im Beichtstuhl sind sie alle sein<text:tab/><text:tab/><text:tab/>(Choral, da müsst ihr mitsingen <text:span text:style-name="T1">:P)</text:span></text:p>
      <text:p text:style-name="Standard"><text:tab/>die Schuld geht ihnen durch Mark und Bein</text:p>
      <text:p text:style-name="Standard"><text:tab/>Im Beichtstuhl sind sie alle sein</text:p>
      <text:p text:style-name="Standard"><text:tab/>die Schuld geht ihnen durch Mark und Bein</text:p>
      <text:p text:style-name="Standard"><text:tab/>Im Beichtstuhl sind sie alle sein</text:p>
      <text:p text:style-name="Standard"><text:tab/>die Schuld geht ihnen durch Mark und Bein</text:p>
      <text:p text:style-name="Standard"><text:tab/>Im Beichtstuhl sind sie alle sein<text:tab/><text:tab/><text:tab/>und selbst wenn er grad beim Bibellesen</text:p>
      <text:p text:style-name="Standard"><text:tab/>die Schuld geht ihnen durch Mark und Bein<text:tab/><text:tab/>wünscht er, er wär dabeigewesen</text:p>
      <text:p text:style-name="Standard"/>
      <text:p text:style-name="Standard"/>
      <text:p text:style-name="Standard">Ave Maria, du holdes Weib</text:p>
      <text:p text:style-name="Standard">Gott erlöse meine heilige Wurst</text:p>
      <text:p text:style-name="Standard">Ave Maria, in Ewigkeit</text:p>
      <text:p text:style-name="Standard">holde Jungfrau lösche meinen Liebesdurst (2x)</text:p>
      <text:p text:style-name="Standard"/>
      <text:p text:style-name="Standard">Ave Maria, in Dominis</text:p>
      <text:p text:style-name="Standard">Maria hatte keine Klitoris</text:p>
      <text:p text:style-name="Standard">Ave Maria, du holdes Weib</text:p>
      <text:p text:style-name="Standard">Gott geb mir Leib, nur Einsamkeit, in Ewigke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8T15:45:15.92</meta:creation-date>
    <dc:date>2015-02-20T11:32:25</dc:date>
    <meta:editing-duration>PT8M41S</meta:editing-duration>
    <meta:editing-cycles>2</meta:editing-cycles>
    <meta:generator>LibreOffice/3.5$Linux_x86 LibreOffice_project/350m1$Build-2</meta:generator>
    <dc:creator>Oxymoronist </dc:creator>
    <meta:document-statistic meta:table-count="0" meta:image-count="0" meta:object-count="0" meta:page-count="1" meta:paragraph-count="39" meta:word-count="264" meta:character-count="1520" meta:non-whitespace-character-count="1281"/>
  </office:meta>
</office:document-meta>
</file>